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="solid" draw:fill-color="#66cc99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cccc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889cm"/>
    </style:style>
    <style:style style:name="gr12" style:family="graphic" style:parent-style-name="standard">
      <style:graphic-properties draw:stroke="none" svg:stroke-color="#000000" draw:fill="none" draw:fill-color="#ffffff" fo:min-height="1.143cm"/>
    </style:style>
    <style:style style:name="gr13" style:family="graphic" style:parent-style-name="standard">
      <style:graphic-properties draw:stroke="none" svg:stroke-color="#000000" draw:fill="none" draw:fill-color="#ffffff" fo:min-height="1.27cm"/>
    </style:style>
    <style:style style:name="gr14" style:family="graphic" style:parent-style-name="standard">
      <style:graphic-properties draw:stroke="none" svg:stroke-color="#000000" draw:fill="none" draw:fill-color="#ffffff" fo:min-height="0.762cm"/>
    </style:style>
    <style:style style:name="gr15" style:family="graphic" style:parent-style-name="standard">
      <style:graphic-properties draw:stroke="none" svg:stroke-color="#000000" draw:fill="none" draw:fill-color="#ffffff" fo:min-height="2.286cm"/>
    </style:style>
    <style:style style:name="P1" style:family="paragraph">
      <style:paragraph-properties fo:text-align="center"/>
    </style:style>
    <style:style style:name="P2" style:family="paragraph">
      <style:text-properties style:font-name="Purisa" fo:font-size="14pt" style:font-size-asian="14pt" style:font-size-complex="1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style:font-name="Purisa" fo:font-size="14pt" style:font-size-asian="14pt" style:font-size-complex="1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446cm" svg:y1="6.334cm" svg:x2="17.764cm" svg:y2="10.398cm">
          <text:p/>
        </draw:line>
        <draw:line draw:style-name="gr1" draw:text-style-name="P1" draw:layer="layout" svg:x1="22.155cm" svg:y1="7.096cm" svg:x2="24.187cm" svg:y2="8.112cm">
          <text:p/>
        </draw:line>
        <draw:custom-shape draw:style-name="gr2" draw:text-style-name="P1" draw:layer="layout" svg:width="6.223cm" svg:height="3.048cm" svg:x="9.544cm" svg:y="3.326cm">
          <text:p text:style-name="P1">Game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191cm" svg:height="4.191cm" svg:x="16.164cm" svg:y="9.89cm">
          <text:p text:style-name="P1">Simple</text:p>
          <text:p text:style-name="P1">Regist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191cm" svg:height="4.191cm" svg:x="6.461cm" svg:y="13.7cm">
          <text:p text:style-name="P1">Event</text:p>
          <text:p text:style-name="P1">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429cm" svg:height="3.429cm" svg:x="19.101cm" svg:y="4.629cm">
          <text:p text:style-name="P1">G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794cm" svg:height="2.921cm" svg:x="2.016cm" svg:y="16.748cm">
          <text:p text:style-name="P1">Logger</text:p>
          <text:p text:style-name="P1">Hand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794cm" svg:height="2.921cm" svg:x="2.143cm" svg:y="12.176cm">
          <text:p text:style-name="P1">Alert</text:p>
          <text:p text:style-name="P1">Hand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4.953cm" svg:height="2.921cm" svg:x="2.089cm" svg:y="6.024cm">
          <text:p text:style-name="P1">Game Pid</text:p>
          <text:p text:style-name="P1">Cach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" draw:layer="layout" svg:width="3.175cm" svg:height="3.556cm" svg:x="23.452cm" svg:y="7.396cm">
          <text:p text:style-name="P1">Pattern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1" draw:text-style-name="P1" draw:layer="layout" svg:x1="6.969cm" svg:y1="7.096cm" svg:x2="9.89cm" svg:y2="5.572cm">
          <text:p/>
        </draw:line>
        <draw:line draw:style-name="gr1" draw:text-style-name="P1" draw:layer="layout" svg:x1="12.049cm" svg:y1="6.461cm" svg:x2="9.001cm" svg:y2="13.7cm">
          <text:p/>
        </draw:line>
        <draw:line draw:style-name="gr1" draw:text-style-name="P1" draw:layer="layout" svg:x1="15.732cm" svg:y1="5.191cm" svg:x2="19.034cm" svg:y2="6.08cm">
          <text:p/>
        </draw:line>
        <draw:line draw:style-name="gr1" draw:text-style-name="P1" draw:layer="layout" svg:x1="19.288cm" svg:y1="9.863cm" svg:x2="19.796cm" svg:y2="7.831cm">
          <text:p/>
        </draw:line>
        <draw:line draw:style-name="gr10" draw:text-style-name="P1" draw:layer="layout" svg:x1="6.588cm" svg:y1="14.081cm" svg:x2="4.937cm" svg:y2="13.827cm">
          <text:p/>
        </draw:line>
        <draw:line draw:style-name="gr10" draw:text-style-name="P1" draw:layer="layout" svg:x1="6.715cm" svg:y1="17.764cm" svg:x2="4.81cm" svg:y2="18.526cm">
          <text:p/>
        </draw:line>
        <draw:frame draw:style-name="gr11" draw:text-style-name="P2" draw:layer="layout" svg:width="2.413cm" svg:height="1.139cm" svg:x="7.315cm" svg:y="4.983cm">
          <draw:text-box>
            <text:p text:style-name="P2"><text:span text:style-name="T1">setup</text:span></text:p>
          </draw:text-box>
        </draw:frame>
        <draw:frame draw:style-name="gr12" draw:text-style-name="P2" draw:layer="layout" svg:width="3.81cm" svg:height="1.393cm" svg:x="6.542cm" svg:y="9.694cm">
          <draw:text-box>
            <text:p text:style-name="P2"><text:span text:style-name="T1">async notify</text:span></text:p>
          </draw:text-box>
        </draw:frame>
        <draw:frame draw:style-name="gr13" draw:text-style-name="P2" draw:layer="layout" svg:width="9.271cm" svg:height="1.52cm" svg:x="15.478cm" svg:y="3.032cm">
          <draw:text-box>
            <text:p text:style-name="P2"><text:span text:style-name="T1">guess | status | secret_length</text:span></text:p>
          </draw:text-box>
        </draw:frame>
        <draw:line draw:style-name="gr1" draw:text-style-name="P1" draw:layer="layout" svg:x1="17.764cm" svg:y1="4.175cm" svg:x2="17.383cm" svg:y2="5.191cm">
          <text:p/>
        </draw:line>
        <draw:frame draw:style-name="gr11" draw:text-style-name="P2" draw:layer="layout" svg:width="2.413cm" svg:height="1.139cm" svg:x="23.016cm" svg:y="6.384cm">
          <draw:text-box>
            <text:p text:style-name="P2"><text:span text:style-name="T1">update</text:span></text:p>
          </draw:text-box>
        </draw:frame>
        <draw:frame draw:style-name="gr14" draw:text-style-name="P2" draw:layer="layout" svg:width="5.08cm" svg:height="2.651cm" svg:x="11.865cm" svg:y="8.247cm">
          <draw:text-box>
            <text:p text:style-name="P2"><text:span text:style-name="T1">add key | update | value | remove key</text:span></text:p>
          </draw:text-box>
        </draw:frame>
        <draw:frame draw:style-name="gr15" draw:text-style-name="P3" draw:layer="layout" svg:width="13.081cm" svg:height="2.536cm" svg:x="12.938cm" svg:y="17.764cm">
          <draw:text-box>
            <text:p text:style-name="P3"><text:span text:style-name="T2">Game Server Composi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ibek </meta:initial-creator>
    <meta:creation-date>2016-08-24T21:37:35.489646099</meta:creation-date>
    <dc:date>2016-08-27T15:42:51.264982362</dc:date>
    <dc:creator>bibek </dc:creator>
    <meta:editing-duration>PT4M9S</meta:editing-duration>
    <meta:editing-cycles>4</meta:editing-cycles>
    <meta:generator>LibreOffice/4.2.8.2$Linux_X86_64 LibreOffice_project/420m0$Build-2</meta:generator>
    <meta:document-statistic meta:object-count="23"/>
  </office:meta>
</office:document-meta>
</file>